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marker-start-width="0.3cm" draw:marker-end-width="0.3cm" draw:fill-color="#000000" draw:textarea-horizontal-align="justify" draw:textarea-vertical-align="middle" draw:auto-grow-height="false" fo:min-height="10.55cm" fo:min-width="0cm" fo:padding-top="0.125cm" fo:padding-bottom="0.125cm" fo:padding-left="0.25cm" fo:padding-right="0.25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ffffff"/>
      <style:paragraph-properties fo:margin-left="0.6cm" fo:margin-right="0cm" fo:text-indent="-0.6cm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0.2cm" svg:height="10.8cm" svg:x="0.64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cm" svg:height="10.8cm" svg:x="0.44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10.8cm" svg:x="0.94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cm" svg:height="10.8cm" svg:x="1.24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cm" svg:height="10.8cm" svg:x="1.54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10.8cm" svg:x="1.74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cm" svg:height="10.8cm" svg:x="2.14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cm" svg:height="10.8cm" svg:x="2.34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cm" svg:height="10.8cm" svg:x="2.54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10.8cm" svg:x="2.74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cm" svg:height="10.8cm" svg:x="3.04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cm" svg:height="10.8cm" svg:x="3.24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cm" svg:height="10.8cm" svg:x="3.54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10.8cm" svg:x="3.74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10.8cm" svg:x="4.04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10.8cm" svg:x="4.34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cm" svg:height="10.8cm" svg:x="4.64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cm" svg:height="10.8cm" svg:x="4.94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cm" svg:height="10.8cm" svg:x="5.14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10.8cm" svg:x="5.34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cm" svg:height="10.8cm" svg:x="5.64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10.8cm" svg:x="5.84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cm" svg:height="10.8cm" svg:x="6.24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cm" svg:height="10.8cm" svg:x="6.44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10.8cm" svg:x="6.64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10.8cm" svg:x="6.94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10.8cm" svg:x="7.24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cm" svg:height="10.8cm" svg:x="7.64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cm" svg:height="10.8cm" svg:x="7.84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cm" svg:height="10.8cm" svg:x="8.04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10.8cm" svg:x="8.24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cm" svg:height="10.8cm" svg:x="8.54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10.8cm" svg:x="8.84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cm" svg:height="10.8cm" svg:x="9.14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cm" svg:height="10.8cm" svg:x="9.34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cm" svg:height="10.8cm" svg:x="9.54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cm" svg:height="10.8cm" svg:x="9.74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cm" svg:height="10.8cm" svg:x="9.94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10.8cm" svg:x="10.14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10.8cm" svg:x="10.54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cm" svg:height="10.8cm" svg:x="10.84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cm" svg:height="10.8cm" svg:x="11.04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cm" svg:height="10.8cm" svg:x="11.34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10.8cm" svg:x="11.54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10.8cm" svg:x="11.84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cm" svg:height="10.8cm" svg:x="12.14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cm" svg:height="10.8cm" svg:x="12.34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10.8cm" svg:x="12.64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cm" svg:height="10.8cm" svg:x="12.94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10.8cm" svg:x="13.14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cm" svg:height="10.8cm" svg:x="13.44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10.8cm" svg:x="13.64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10.8cm" svg:x="13.94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cm" svg:height="10.8cm" svg:x="14.24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cm" svg:height="10.8cm" svg:x="14.54cm" svg:y="3.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none" style:country-asian="none" style:font-name-complex="DejaVu Sans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font-name-asian="DejaVu Sans" style:font-family-asian="'DejaVu Sans'" style:font-pitch-asian="variable" style:font-size-asian="18pt" style:font-style-asian="normal" style:font-weight-asian="normal" style:font-name-complex="DejaVu Sans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font-name-asian="DejaVu Sans" style:font-family-asian="'DejaVu Sans'" style:font-pitch-asian="variable" style:font-size-asian="44pt" style:font-style-asian="normal" style:font-weight-asian="normal" style:font-name-complex="DejaVu Sans" style:font-family-complex="'DejaVu Sans'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Scott Templer</meta:initial-creator>
    <meta:creation-date>2006-05-16T10:29:05</meta:creation-date>
    <dc:language>en-US</dc:language>
    <meta:editing-cycles>4</meta:editing-cycles>
    <meta:editing-duration>PT9M2S</meta:editing-duration>
    <dc:date>2021-11-17T15:30:37.327714068</dc:date>
    <meta:document-statistic meta:object-count="84"/>
    <meta:user-defined meta:name="Info 1"/>
    <meta:user-defined meta:name="Info 2"/>
    <meta:user-defined meta:name="Info 3"/>
    <meta:user-defined meta:name="Info 4"/>
  </office:meta>
</office:document-meta>
</file>